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-0.501cm" svg:y="3.644cm"/>
          <draw:glue-point draw:id="5" svg:x="-3.674cm" svg:y="4.363cm"/>
          <draw:custom-shape draw:style-name="gr1" draw:text-style-name="P1" draw:layer="layout" svg:width="1.09cm" svg:height="0.116cm" svg:x="6.411cm" svg:y="1.9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" draw:text-style-name="P1" draw:layer="layout" svg:width="1.991cm" svg:height="0.276cm" svg:x="5.961cm" svg:y="1.8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</draw:custom-shape>
          <draw:custom-shape draw:style-name="gr1" draw:text-style-name="P1" draw:layer="layout" svg:width="2.926cm" svg:height="0.461cm" svg:x="5.476cm" svg:y="1.73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2" draw:text-style-name="P1" draw:layer="layout" svg:x1="6.412cm" svg:y1="1.983cm" svg:x2="6.412cm" svg:y2="1.856cm">
            <text:p/>
          </draw:line>
          <draw:line draw:style-name="gr2" draw:text-style-name="P1" draw:layer="layout" svg:x1="7.498cm" svg:y1="1.982cm" svg:x2="7.498cm" svg:y2="1.855cm">
            <text:p/>
          </draw:line>
          <draw:line draw:style-name="gr2" draw:text-style-name="P1" draw:layer="layout" svg:x1="5.471cm" svg:y1="1.969cm" svg:x2="5.471cm" svg:y2="1.228cm">
            <text:p/>
          </draw:line>
          <draw:line draw:style-name="gr2" draw:text-style-name="P1" draw:layer="layout" svg:x1="8.398cm" svg:y1="1.959cm" svg:x2="8.398cm" svg:y2="1.218cm">
            <text:p/>
          </draw:line>
          <draw:path draw:style-name="gr3" draw:text-style-name="P1" draw:layer="layout" svg:width="2.924cm" svg:height="0.236cm" draw:transform="rotate (3.1415926535892) translate (8.4cm 1.227cm)" svg:viewBox="0 0 2925 237" svg:d="m1-2454c-1 2-1 5-1 7 0 130 634 230 1463 230s1462-100 1462-230c0-2 0-5-1-7">
            <text:p/>
          </draw:path>
        </draw:g>
        <draw:g>
          <draw:line draw:style-name="gr2" draw:text-style-name="P1" draw:layer="layout" svg:x1="0.824cm" svg:y1="0.856cm" svg:x2="3.761cm" svg:y2="0.856cm">
            <text:p/>
          </draw:line>
          <draw:line draw:style-name="gr2" draw:text-style-name="P1" draw:layer="layout" svg:x1="3.76cm" svg:y1="1.615cm" svg:x2="3.76cm" svg:y2="0.852cm">
            <text:p/>
          </draw:line>
          <draw:line draw:style-name="gr2" draw:text-style-name="P1" draw:layer="layout" svg:x1="3.279cm" svg:y1="1.614cm" svg:x2="3.279cm" svg:y2="1.197cm">
            <text:p/>
          </draw:line>
          <draw:line draw:style-name="gr2" draw:text-style-name="P1" draw:layer="layout" svg:x1="1.308cm" svg:y1="1.609cm" svg:x2="1.308cm" svg:y2="1.192cm">
            <text:p/>
          </draw:line>
          <draw:line draw:style-name="gr2" draw:text-style-name="P1" draw:layer="layout" svg:x1="2.795cm" svg:y1="1.625cm" svg:x2="2.795cm" svg:y2="1.208cm">
            <text:p/>
          </draw:line>
          <draw:line draw:style-name="gr2" draw:text-style-name="P1" draw:layer="layout" svg:x1="1.791cm" svg:y1="1.615cm" svg:x2="1.791cm" svg:y2="1.198cm">
            <text:p/>
          </draw:line>
          <draw:line draw:style-name="gr2" draw:text-style-name="P1" draw:layer="layout" svg:x1="1.785cm" svg:y1="1.619cm" svg:x2="2.8cm" svg:y2="1.619cm">
            <text:p/>
          </draw:line>
          <draw:line draw:style-name="gr2" draw:text-style-name="P1" draw:layer="layout" svg:x1="1.79cm" svg:y1="1.197cm" svg:x2="1.302cm" svg:y2="1.197cm">
            <text:p/>
          </draw:line>
          <draw:line draw:style-name="gr2" draw:text-style-name="P1" draw:layer="layout" svg:x1="2.795cm" svg:y1="1.202cm" svg:x2="3.284cm" svg:y2="1.202cm">
            <text:p/>
          </draw:line>
          <draw:line draw:style-name="gr2" draw:text-style-name="P1" draw:layer="layout" svg:x1="0.83cm" svg:y1="1.603cm" svg:x2="1.313cm" svg:y2="1.603cm">
            <text:p/>
          </draw:line>
          <draw:line draw:style-name="gr2" draw:text-style-name="P1" draw:layer="layout" svg:x1="0.83cm" svg:y1="1.597cm" svg:x2="0.83cm" svg:y2="0.851cm">
            <text:p/>
          </draw:line>
          <draw:line draw:style-name="gr2" draw:text-style-name="P1" draw:layer="layout" svg:x1="3.285cm" svg:y1="1.608cm" svg:x2="3.768cm" svg:y2="1.608cm">
            <text:p/>
          </draw:line>
          <draw:g>
            <draw:path draw:style-name="gr3" draw:text-style-name="P1" draw:layer="layout" svg:width="0.6cm" svg:height="0.058cm" svg:x="2.287cm" svg:y="1.249cm" svg:viewBox="0 0 601 59" svg:d="m502 0c62 6 99 13 99 21 0 20-259 37-601 38">
              <text:p/>
            </draw:path>
            <draw:path draw:style-name="gr3" draw:text-style-name="P1" draw:layer="layout" svg:width="-0.6cm" svg:height="-0.058cm" svg:x="2.293cm" svg:y="1.368cm" svg:viewBox="0 0 -601 -59" svg:d="m502-2736c62 6 99 13 99 21 0 20-259 37-601 38">
              <text:p/>
            </draw:path>
          </draw:g>
          <draw:g>
            <draw:path draw:style-name="gr3" draw:text-style-name="P1" draw:layer="layout" svg:width="0.6cm" svg:height="0.058cm" svg:x="2.298cm" svg:y="1.347cm" svg:viewBox="0 0 601 59" svg:d="m502 0c62 6 99 13 99 21 0 20-259 37-601 38">
              <text:p/>
            </draw:path>
            <draw:path draw:style-name="gr3" draw:text-style-name="P1" draw:layer="layout" svg:width="-0.6cm" svg:height="-0.058cm" svg:x="2.304cm" svg:y="1.466cm" svg:viewBox="0 0 -601 -59" svg:d="m502-2932c62 6 99 13 99 21 0 20-259 37-601 38">
              <text:p/>
            </draw:path>
          </draw:g>
          <draw:path draw:style-name="gr3" draw:text-style-name="P1" draw:layer="layout" svg:width="0.6cm" svg:height="0.058cm" svg:x="2.295cm" svg:y="1.494cm" svg:viewBox="0 0 601 59" svg:d="m502 0c62 6 99 13 99 21 0 20-259 37-601 38">
            <text:p/>
          </draw:path>
          <draw:path draw:style-name="gr4" draw:text-style-name="P1" draw:layer="layout" svg:width="0.369cm" svg:height="0.133cm" draw:transform="rotate (3.01331095356764) translate (1.77593069588823cm 1.38533040485304cm)" svg:viewBox="0 0 370 134" svg:d="m0-2160c43 4 86-9 122-27 37-18 75-39 110-61 35-24 80-18 116-39l22-7">
            <text:p/>
          </draw:path>
          <draw:path draw:style-name="gr4" draw:text-style-name="P1" draw:layer="layout" svg:width="0.88cm" svg:height="0.065cm" draw:transform="rotate (3.03093877901278) translate (2.29482572267947cm 1.6185704647167cm)" svg:viewBox="0 0 881 66" svg:d="m0-2646c31 3 63-4 93-7 33-3 64-7 95-10 34-4 69-9 101-15 31-5 63-7 93-10 31-3 62-7 92-10 33-4 65-8 95-11 33-2 66-1 97-1 35-1 70 4 103 3 31 0 61 8 91 5l21 1">
            <text:p/>
          </draw:path>
        </draw:g>
        <draw:frame draw:style-name="gr5" draw:text-style-name="P2" draw:layer="layout" svg:width="1.078cm" svg:height="0.911cm" svg:x="7.487cm" svg:y="2.544cm">
          <draw:text-box>
            <text:p><text:span text:style-name="T1">الف</text:span></text:p>
          </draw:text-box>
        </draw:frame>
        <draw:frame draw:style-name="gr5" draw:text-style-name="P2" draw:layer="layout" svg:width="0.714cm" svg:height="0.911cm" svg:x="0.319cm" svg:y="2.546cm">
          <draw:text-box>
            <text:p><text:span text:style-name="T1">با</text:span></text:p>
          </draw:text-box>
        </draw:frame>
        <draw:frame draw:style-name="gr5" draw:text-style-name="P2" draw:id="id1" draw:layer="layout" svg:width="1.031cm" svg:height="0.911cm" svg:x="5.482cm" svg:y="2.603cm">
          <draw:text-box>
            <text:p><text:span text:style-name="T1">رقبہ</text:span></text:p>
          </draw:text-box>
        </draw:frame>
        <draw:frame draw:style-name="gr6" draw:layer="layout" svg:width="0.501cm" svg:height="0.469cm" svg:x="5.265cm" svg:y="2.9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id="id3" draw:layer="layout" svg:width="1.031cm" svg:height="0.911cm" svg:x="4.553cm" svg:y="2.125cm">
          <draw:text-box>
            <text:p><text:span text:style-name="T1">رقبہ</text:span></text:p>
          </draw:text-box>
        </draw:frame>
        <draw:frame draw:style-name="gr6" draw:layer="layout" svg:width="0.501cm" svg:height="0.469cm" svg:x="4.292cm" svg:y="2.35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7" draw:text-style-name="P1" draw:layer="layout" draw:type="curve" svg:x1="6.513cm" svg:y1="3.058cm" svg:x2="6.79cm" svg:y2="2.035cm" draw:start-shape="id1" draw:start-glue-point="1" draw:end-shape="id2" draw:end-glue-point="4" svg:d="m6513 3058c185 0 277-341 277-1023">
          <text:p/>
        </draw:connector>
        <draw:connector draw:style-name="gr7" draw:text-style-name="P1" draw:layer="layout" draw:type="curve" svg:x1="5.584cm" svg:y1="2.58cm" svg:x2="5.86cm" svg:y2="2.122cm" draw:start-shape="id3" draw:start-glue-point="1" draw:end-shape="id2" draw:end-glue-point="5" svg:d="m5584 2580c184 0 276-152 276-458">
          <text:p/>
        </draw:connector>
        <draw:custom-shape draw:style-name="gr1" draw:text-style-name="P1" draw:layer="layout" svg:width="3.518cm" svg:height="0.261cm" svg:x="0.48cm" svg:y="1.84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328cm" svg:height="0.469cm" svg:x="4.568cm" svg:y="1.5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8" draw:text-style-name="P1" draw:layer="layout" svg:x1="4.143cm" svg:y1="1.847cm" svg:x2="4.536cm" svg:y2="1.847cm">
          <text:p/>
        </draw:line>
        <draw:line draw:style-name="gr8" draw:text-style-name="P1" draw:layer="layout" svg:x1="3.821cm" svg:y1="1.62cm" svg:x2="4.52cm" svg:y2="1.62cm">
          <text:p/>
        </draw:line>
        <draw:line draw:style-name="gr7" draw:text-style-name="P1" draw:layer="layout" svg:x1="4.332cm" svg:y1="1.222cm" svg:x2="4.332cm" svg:y2="1.614cm">
          <text:p/>
        </draw:line>
        <draw:line draw:style-name="gr7" draw:text-style-name="P1" draw:layer="layout" svg:x1="4.335cm" svg:y1="2.251cm" svg:x2="4.335cm" svg:y2="1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8-26T16:08:51</dc:date>
    <dc:creator>khalid khan</dc:creator>
    <meta:editing-duration>PT04H55M59S</meta:editing-duration>
    <meta:editing-cycles>18</meta:editing-cycles>
    <meta:generator>OpenOffice.org/3.1$Linux OpenOffice.org_project/310m19$Build-9420</meta:generator>
    <meta:document-statistic meta:object-count="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